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imações css</text:p>
      <text:p text:style-name="P1"/>
      <text:p text:style-name="P1">1 tranform</text:p>
      <text:p text:style-name="P1">2 transition</text:p>
      <text:p text:style-name="P1">3 keyframes</text:p>
      <text:p text:style-name="P1">4 animati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2:43:08.608314250</meta:creation-date>
    <dc:date>2022-07-05T12:53:30.498004594</dc:date>
    <meta:editing-duration>PT10M20S</meta:editing-duration>
    <meta:editing-cycles>7</meta:editing-cycles>
    <meta:generator>LibreOffice/7.3.1.3$Linux_X86_64 LibreOffice_project/30$Build-3</meta:generator>
    <meta:document-statistic meta:table-count="0" meta:image-count="0" meta:object-count="0" meta:page-count="1" meta:paragraph-count="5" meta:word-count="10" meta:character-count="58" meta:non-whitespace-character-count="53"/>
  </office:meta>
</office:document-meta>
</file>